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4235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blog.csdn.net/weixin_43444989/article/details/109141174" text:style-name="Internet_20_link" text:visited-style-name="Visited_20_Internet_20_Link">https://blog.csdn.net/weixin_43444989/article/details/109141174</text:a></text:p>
      <text:p text:style-name="Standard"/>
      <text:p text:style-name="P1">(1)HAL_StatusTypeDef HAL_I2C_Master_Transmit(I2C_HandleTypeDef *hi2c, uint16_t DevAddress, uint8_t *pData, uint16_t Size, uint32_t Timeout);</text:p>
      <text:p text:style-name="P1"><text:line-break/>(2)HAL_StatusTypeDef HAL_I2C_Master_Receive(I2C_HandleTypeDef *hi2c, uint16_t DevAddress, uint8_t *pData, uint16_t Size, uint32_t Timeout);</text:p>
      <text:p text:style-name="P1"><text:line-break/>(3)HAL_StatusTypeDef HAL_I2C_Mem_Write(I2C_HandleTypeDef *hi2c, uint16_t DevAddress, uint16_t MemAddress, uint16_t MemAddSize, uint8_t *pData, uint16_t Size, uint32_t Timeout);</text:p>
      <text:p text:style-name="P1"><text:line-break/>(4)HAL_StatusTypeDef HAL_I2C_Mem_Read(I2C_HandleTypeDef *hi2c, uint16_t DevAddress, uint16_t MemAddress, uint16_t MemAddSize, uint8_t *pData, uint16_t Size, uint32_t Timeout);</text:p>
      <text:p text:style-name="Standard">————————————————</text:p>
      <text:p text:style-name="P1">(1), (2):<text:line-break/>Fonksiyon adı:<text:line-break/>  <text:span text:style-name="T1"> HAL_StatusTypeDef HAL_FMPI2C_Master_Transmit();<text:line-break/>   HAL_StatusTypeDef HAL_FMPI2C_Master_Receive();</text:span><text:line-break/>Fonksiyon açıklaması:<text:line-break/>   Ana modda engelleme modunda büyük miktarda veri aktarın.<text:line-break/>   Ana modda engelleme modunda büyük miktarda veri alın.<text:line-break/>Parametreler:<text:line-break/>   hfmpi2cBelirtilen FMPI2C'nin yapılandırma bilgilerini içeren FMPI2C_HandleTypeDef yapısının işaretçisi.<text:line-break/>   <text:span text:style-name="T3">DevAddress: </text:span>Hedef cihaz adresi Okuma ve yazma komutları eklendikten sonra bu adresin adres olduğunu belirtmekte fayda var.<text:line-break/>   <text:span text:style-name="T3">pData:</text:span> Veri arabelleğine işaretçi.<text:line-break/>   <text:span text:style-name="T3">Size:</text:span> Gönderilecek veri miktarı<text:line-break/>  <text:span text:style-name="T3"> Timeout:</text:span> Zaman aşımı süresi<text:line-break/>Dönüş değeri:<text:line-break/>   HAL durumu</text:p>
      <text:p text:style-name="P1"/>
      <text:p text:style-name="P1"><text:line-break/>(3), (4):<text:line-break/>İşlev adı:<text:line-break/>   <text:span text:style-name="T1">HAL_StatusTypeDef HAL_FMPI2C_Mem_Write();<text:line-break/>   HAL_StatusTypeDef HAL_FMPI2C_Mem_Read();</text:span><text:line-break/>İşlev açıklaması:<text:line-break/>   Belirli bir bellek adresine engelleme modunda büyük miktarda veri yazın.<text:line-break/>   Belirli bir bellek adresinden büyük miktarda veriyi engelleme modunda okuyun.<text:line-break/>Parametreler:<text:line-break/>   hfmpi2cHedef aygıt adresi<text:line-break/>  <text:span text:style-name="T3"> DevAddress:</text:span> Dahili bellek adresi<text:line-break/>  <text:span text:style-name="T3"> MemAddress: </text:span>Büyüklüğü dahili bellek adresi : Büyüklüğü<text:line-break/>   MemAddSizedahili bellek adresi<text:line-break/>  <text:span text:style-name="T3"> pData: </text:span>Pointer verilerine tampon<text:line-break/>  <text:span text:style-name="T3"> Size: </text:span>Verilerin sayısı gönderilmek üzere<text:line-break/> <text:span text:style-name="T3">  Timeout: </text:span>Zaman aşımı süresi<text:line-break/>İade değerini:<text:line-break/>   HAL durumunu<text:line-break/><text:line-break/><text:soft-page-break/>   Burada SHT30'un AT24C02 gibi depolama öğelerini çalıştırırken alt adres göndermesine gerek yoktur, böylece (1) ve (2) işlevlerini kullanabilirsiniz.</text:p>
      <text:p text:style-name="Standard">————————————————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1T17:52:22.965000000</dc:date>
    <meta:editing-duration>PT7H12M46S</meta:editing-duration>
    <meta:editing-cycles>3</meta:editing-cycles>
    <meta:document-statistic meta:table-count="0" meta:image-count="0" meta:object-count="0" meta:page-count="2" meta:paragraph-count="9" meta:word-count="204" meta:character-count="2122" meta:non-whitespace-character-count="1851"/>
  </office:meta>
</office:document-meta>
</file>